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2_re_cityhall_south_eas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6" table:default-cell-style-name="Default"/>
        <table:table-row table:style-name="ro1">
          <table:table-cell table:formula="of:=[.H1]-[.$H$1]+[.$K$1]" office:value-type="float" office:value="-105" calcext:value-type="float">
            <text:p>-105</text:p>
          </table:table-cell>
          <table:table-cell table:formula="of:=[.I1]-[.$I$1]+[.$L$1]" office:value-type="float" office:value="67" calcext:value-type="float">
            <text:p>67</text:p>
          </table:table-cell>
          <table:table-cell office:value-type="float" office:value="93.1101" calcext:value-type="float">
            <text:p>93.11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0449" calcext:value-type="float">
            <text:p>13.0449</text:p>
          </table:table-cell>
          <table:table-cell office:value-type="float" office:value="-40.5234" calcext:value-type="float">
            <text:p>-40.5234</text:p>
          </table:table-cell>
          <table:table-cell/>
          <table:table-cell office:value-type="float" office:value="-105" calcext:value-type="float">
            <text:p>-10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[.H2]-[.$H$1]+[.$K$1]" office:value-type="float" office:value="-105.4967" calcext:value-type="float">
            <text:p>-105.4967</text:p>
          </table:table-cell>
          <table:table-cell table:formula="of:=[.I2]-[.$I$1]+[.$L$1]" office:value-type="float" office:value="72.9203" calcext:value-type="float">
            <text:p>72.9203</text:p>
          </table:table-cell>
          <table:table-cell office:value-type="float" office:value="93.163" calcext:value-type="float">
            <text:p>93.1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5482" calcext:value-type="float">
            <text:p>12.5482</text:p>
          </table:table-cell>
          <table:table-cell office:value-type="float" office:value="-34.6031" calcext:value-type="float">
            <text:p>-34.6031</text:p>
          </table:table-cell>
          <table:table-cell table:number-columns-repeated="3"/>
        </table:table-row>
        <table:table-row table:style-name="ro1">
          <table:table-cell table:formula="of:=[.H3]-[.$H$1]+[.$K$1]" office:value-type="float" office:value="-109.67352" calcext:value-type="float">
            <text:p>-109.67352</text:p>
          </table:table-cell>
          <table:table-cell table:formula="of:=[.I3]-[.$I$1]+[.$L$1]" office:value-type="float" office:value="73.5222" calcext:value-type="float">
            <text:p>73.5222</text:p>
          </table:table-cell>
          <table:table-cell office:value-type="float" office:value="178.118" calcext:value-type="float">
            <text:p>178.1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37138" calcext:value-type="float">
            <text:p>8.37138</text:p>
          </table:table-cell>
          <table:table-cell office:value-type="float" office:value="-34.0012" calcext:value-type="float">
            <text:p>-34.00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8T21:30:31.062769497</dc:date>
    <meta:editing-duration>PT4M1S</meta:editing-duration>
    <meta:editing-cycles>3</meta:editing-cycles>
    <meta:generator>LibreOffice/7.3.7.2$Linux_X86_64 LibreOffice_project/30$Build-2</meta:generator>
    <meta:document-statistic meta:table-count="1" meta:cell-count="26" meta:object-count="0"/>
  </office:meta>
</office:document-meta>
</file>